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ManagerHandler.doLISTPROCESSORS(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ManagerHandler.doUNSETALIAS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moteManagerHandler.doDELUSER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emoteManagerHandler.doSHOWALIAS( String user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ManagerHandler.doLISTUSERS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moteManagerHandler.doRESETBAYESIANDATA(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ManagerHandler.doSHOWFORWARDING( String user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ManagerHandler.doADDDOMAIN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ManagerHandler.doUSER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ManagerHandler.doVERIFY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moteManagerHandler.doUNSETFORWARDING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moteManagerHandler.errorHandler( Runtim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ManagerHandler.doSHUTDOWN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ManagerHandler.doIMPORTBAYESIANDATA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ManagerHandler.doREMOVEDOMAIN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ManagerHandler.doADDHAM( String arg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ManagerHandler.doADDUSER( String argu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moteManagerHandler.handleProtoco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emoteManagerHandler.doHELP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moteManagerHandler.doMOVEMAILS( String argu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moteManagerHandler.parseCommand( String rawComma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moteManagerHandler.mappingAction( String [ ] args , String 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moteManagerHandler.doLISTALLMAPPINGS( String arg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moteManagerHandler.doLISTDOMAINS(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ManagerHandler.doREMOVEMAPPING( String arg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ManagerHandler.doADDSPAM( String argu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ManagerHandler.doQUIT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ManagerHandler.doADDMAPPING( String arg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ManagerHandler.doSETFORWARDING( String arg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moteManagerHandler.getMappingValue(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ManagerHandler.doLISTMATCHERS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ManagerHandler.doFLUSHSPOOL( String argu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moteManagerHandler.doSHOWMATCHERINFO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ManagerHandler.doSETPASSWORD( String arg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moteManagerHandler.setProtocolHandlerHelper( ProtocolHandlerHelper ph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anagerHandler.doMEMSTAT(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ManagerHandler.res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ManagerHandler.doLISTMAILETS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ManagerHandler.doSHOWMAILETINFO(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ManagerHandler.extractMailetInfoParameters( String argument , String commandHel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moteManagerHandler.doLISTSPOOL( String argum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moteManagerHandler.processor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ManagerHandler.doCOUNTUSERS( String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ManagerHandler.doSETALIAS( String argu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emoteManagerHandler.doLISTMAPPING( String argu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moteManagerHandler.doEXPORTBAYESIANDATA( String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ManagerHandler.doDELETESPOOL( String argu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moteManagerHandler.setConfigurationData( Object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ManagerHandler.doUnknownCommand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ManagerHandler.getDomainUserList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